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9cm" svg:height="1.1cm" svg:x="5.5cm" svg:y="7.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cm" svg:height="2.4cm" svg:x="4.8cm" svg:y="1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4.7cm" svg:height="2.6cm" svg:x="11.1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cm" svg:height="2.6cm" svg:x="11.1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1.548cm" svg:x="7.7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cm" svg:height="2.4cm" svg:x="4.8cm" svg:y="10.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e Demichelis</meta:initial-creator>
    <meta:creation-date>2014-11-20T10:11:17.248748551</meta:creation-date>
    <dc:date>2015-01-24T16:06:32.968252853</dc:date>
    <meta:editing-duration>P0D</meta:editing-duration>
    <meta:editing-cycles>2</meta:editing-cycles>
    <meta:generator>LibreOffice/4.2.6.3$Linux_X86_64 LibreOffice_project/420m0$Build-3</meta:generator>
    <meta:document-statistic meta:object-count="6"/>
  </office:meta>
</office:document-meta>
</file>